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zedmiot</text:p>
          </table:table-cell>
          <table:table-cell office:value-type="string" calcext:value-type="string">
            <text:p>id_przed</text:p>
          </table:table-cell>
        </table:table-row>
        <table:table-row table:style-name="ro1">
          <table:table-cell office:value-type="string" calcext:value-type="string">
            <text:p>administracja bazami dany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nistracja sieciowymi systemami operacyjnym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agnostyka i naprawa urzadzen techniki komputerowej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dukacja dla bezpieczenstw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zyk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storia i spoleczenstwo - przedmiot uzupelniajac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ormatyk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.angielsk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.niemieck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.polsk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ezyk angielski zawodowy w branzy informatycznej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matyk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odstawy przedsiebiorczosc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ogramowanie aplikacji internetowy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jektowanie i montaz lokalnych sieci komputerowyc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ieci komputerow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ystemy baz danyc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ystemy operacyjn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rzadzenia techniki komputerowej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iedza o kulturz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edza o spoleczenstwi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tryny i aplikacje internetow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ychowanie fizyczne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48:03.273350840</meta:creation-date>
    <dc:date>2019-10-01T07:48:14.853868490</dc:date>
    <meta:editing-duration>PT11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